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officeooo:rsid="000b85ec" officeooo:paragraph-rsid="000b85e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language="lt" fo:country="LT" officeooo:rsid="000b85ec" officeooo:paragraph-rsid="000b85ec"/>
    </style:style>
    <style:style style:name="P4" style:family="paragraph" style:parent-style-name="Title">
      <style:text-properties officeooo:rsid="000b85ec" officeooo:paragraph-rsid="000b85ec"/>
    </style:style>
    <style:style style:name="P5" style:family="paragraph" style:parent-style-name="Subtitle">
      <style:text-properties fo:language="lt" fo:country="LT" officeooo:rsid="000b85ec" officeooo:paragraph-rsid="000b85ec"/>
    </style:style>
    <style:style style:name="P6" style:family="paragraph" style:parent-style-name="Paragraph">
      <style:text-properties fo:language="lt" fo:country="LT" officeooo:rsid="000b85ec" officeooo:paragraph-rsid="000b85ec"/>
    </style:style>
    <style:style style:name="P7" style:family="paragraph" style:parent-style-name="Paragraph">
      <style:text-properties fo:language="lt" fo:country="LT" officeooo:rsid="000baeaf" officeooo:paragraph-rsid="000baeaf"/>
    </style:style>
    <style:style style:name="P8" style:family="paragraph" style:parent-style-name="Paragraph">
      <style:text-properties fo:language="lt" fo:country="LT" officeooo:rsid="000d1261" officeooo:paragraph-rsid="000d1261"/>
    </style:style>
    <style:style style:name="P9" style:family="paragraph" style:parent-style-name="Paragraph">
      <style:text-properties fo:language="lt" fo:country="LT" officeooo:rsid="000e7140" officeooo:paragraph-rsid="000e7140"/>
    </style:style>
    <style:style style:name="P10" style:family="paragraph" style:parent-style-name="Paragraph">
      <style:text-properties fo:language="lt" fo:country="LT" officeooo:rsid="000e7140" officeooo:paragraph-rsid="000eea41"/>
    </style:style>
    <style:style style:name="P11" style:family="paragraph" style:parent-style-name="Paragraph">
      <style:text-properties fo:language="lt" fo:country="LT" officeooo:rsid="000eea41" officeooo:paragraph-rsid="000eea41"/>
    </style:style>
    <style:style style:name="P12" style:family="paragraph" style:parent-style-name="Paragraph">
      <style:text-properties officeooo:rsid="000d1261" officeooo:paragraph-rsid="000d1261"/>
    </style:style>
    <style:style style:name="P13" style:family="paragraph" style:parent-style-name="Paragraph">
      <style:text-properties officeooo:paragraph-rsid="000d41d8"/>
    </style:style>
    <style:style style:name="P14" style:family="paragraph" style:parent-style-name="Paragraph">
      <style:text-properties officeooo:rsid="001000a8" officeooo:paragraph-rsid="001000a8"/>
    </style:style>
    <style:style style:name="P15" style:family="paragraph" style:parent-style-name="Text_20_body">
      <style:paragraph-properties fo:text-align="end" style:justify-single-word="false"/>
      <style:text-properties fo:language="lt" fo:country="LT" officeooo:rsid="000b85ec" officeooo:paragraph-rsid="000b85ec"/>
    </style:style>
    <style:style style:name="P16" style:family="paragraph" style:parent-style-name="Text_20_body">
      <style:paragraph-properties fo:text-align="center" style:justify-single-word="false"/>
      <style:text-properties fo:language="lt" fo:country="LT" officeooo:rsid="000b85ec" officeooo:paragraph-rsid="000b85ec"/>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Paragraph" style:list-style-name="L2">
      <style:text-properties fo:language="lt" fo:country="LT" officeooo:rsid="000d1261" officeooo:paragraph-rsid="000d1261"/>
    </style:style>
    <style:style style:name="P19" style:family="paragraph" style:parent-style-name="Paragraph" style:list-style-name="L5">
      <style:text-properties fo:language="lt" fo:country="LT" officeooo:rsid="000d1261" officeooo:paragraph-rsid="001b1d03"/>
    </style:style>
    <style:style style:name="P20" style:family="paragraph" style:parent-style-name="Paragraph" style:list-style-name="L2">
      <style:text-properties fo:language="lt" fo:country="LT" officeooo:rsid="000baeaf" officeooo:paragraph-rsid="000baeaf"/>
    </style:style>
    <style:style style:name="P21" style:family="paragraph" style:parent-style-name="Paragraph" style:list-style-name="L2">
      <style:text-properties fo:language="lt" fo:country="LT" officeooo:rsid="0017e9b9" officeooo:paragraph-rsid="0017e9b9"/>
    </style:style>
    <style:style style:name="P22" style:family="paragraph" style:parent-style-name="Paragraph" style:list-style-name="L3">
      <style:text-properties fo:language="lt" fo:country="LT" officeooo:rsid="000d41d8" officeooo:paragraph-rsid="000d41d8"/>
    </style:style>
    <style:style style:name="P23" style:family="paragraph" style:parent-style-name="Paragraph" style:list-style-name="L3">
      <style:text-properties fo:language="lt" fo:country="LT" officeooo:rsid="000e7140" officeooo:paragraph-rsid="000e7140"/>
    </style:style>
    <style:style style:name="P24" style:family="paragraph" style:parent-style-name="Paragraph">
      <style:text-properties fo:language="lt" fo:country="LT" officeooo:rsid="001000a8" officeooo:paragraph-rsid="001000a8"/>
    </style:style>
    <style:style style:name="P25" style:family="paragraph" style:parent-style-name="Paragraph" style:list-style-name="L5">
      <style:text-properties fo:language="lt" fo:country="LT" officeooo:rsid="001b1d03" officeooo:paragraph-rsid="001b1d03"/>
    </style:style>
    <style:style style:name="P26" style:family="paragraph" style:parent-style-name="Paragraph">
      <style:text-properties fo:language="lt" fo:country="LT" officeooo:rsid="001cb09e" officeooo:paragraph-rsid="001cb09e"/>
    </style:style>
    <style:style style:name="P27" style:family="paragraph" style:parent-style-name="Paragraph" style:list-style-name="L6">
      <style:text-properties fo:language="lt" fo:country="LT" officeooo:rsid="001cb09e" officeooo:paragraph-rsid="001cb09e"/>
    </style:style>
    <style:style style:name="P28" style:family="paragraph" style:parent-style-name="Paragraph">
      <style:text-properties fo:language="lt" fo:country="LT" officeooo:rsid="001dc97e" officeooo:paragraph-rsid="001dc97e"/>
    </style:style>
    <style:style style:name="P29" style:family="paragraph" style:parent-style-name="Paragraph" style:list-style-name="L7">
      <style:text-properties fo:language="lt" fo:country="LT" officeooo:rsid="001dc97e" officeooo:paragraph-rsid="001dc97e"/>
    </style:style>
    <style:style style:name="P30" style:family="paragraph" style:parent-style-name="Paragraph" style:list-style-name="L4">
      <style:text-properties fo:language="lt" fo:country="LT" officeooo:rsid="0027349d" officeooo:paragraph-rsid="0027349d"/>
    </style:style>
    <style:style style:name="P31" style:family="paragraph" style:parent-style-name="Paragraph">
      <style:text-properties fo:language="en" fo:country="US" officeooo:rsid="000e7140" officeooo:paragraph-rsid="000eea41"/>
    </style:style>
    <style:style style:name="P32" style:family="paragraph" style:parent-style-name="Paragraph">
      <style:text-properties officeooo:rsid="0019b055" officeooo:paragraph-rsid="0019b055"/>
    </style:style>
    <style:style style:name="P33" style:family="paragraph" style:parent-style-name="Paragraph" style:list-style-name="L4">
      <style:text-properties officeooo:rsid="0019b055" officeooo:paragraph-rsid="0019b055"/>
    </style:style>
    <style:style style:name="P34" style:family="paragraph" style:parent-style-name="Paragraph">
      <style:text-properties officeooo:rsid="001b1d03" officeooo:paragraph-rsid="001b1d03"/>
    </style:style>
    <style:style style:name="P35" style:family="paragraph" style:parent-style-name="Paragraph">
      <style:text-properties officeooo:rsid="001b8d72" officeooo:paragraph-rsid="001b8d72"/>
    </style:style>
    <style:style style:name="P36" style:family="paragraph" style:parent-style-name="Paragraph">
      <style:text-properties officeooo:rsid="002001cb" officeooo:paragraph-rsid="002001cb"/>
    </style:style>
    <style:style style:name="P37" style:family="paragraph" style:parent-style-name="Paragraph" style:list-style-name="L1">
      <style:paragraph-properties fo:margin-left="2.501cm" fo:margin-right="0cm" fo:text-indent="-0.635cm" style:auto-text-indent="false"/>
      <style:text-properties fo:language="lt" fo:country="LT" officeooo:rsid="000baeaf" officeooo:paragraph-rsid="000baeaf"/>
    </style:style>
    <style:style style:name="P38" style:family="paragraph" style:parent-style-name="Paragraph" style:list-style-name="L1">
      <style:paragraph-properties fo:margin-left="2.501cm" fo:margin-right="0cm" fo:text-indent="-0.635cm" style:auto-text-indent="false"/>
      <style:text-properties fo:language="lt" fo:country="LT" officeooo:rsid="0025ef52" officeooo:paragraph-rsid="0025ef52"/>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Standard" style:list-style-name="L5">
      <style:text-properties fo:language="lt" fo:country="LT" officeooo:rsid="000d1261" officeooo:paragraph-rsid="001b1d03"/>
    </style:style>
    <style:style style:name="P41" style:family="paragraph" style:parent-style-name="Heading_20_1">
      <style:text-properties fo:language="lt" fo:country="LT" officeooo:rsid="000b85ec" officeooo:paragraph-rsid="000b85ec"/>
    </style:style>
    <style:style style:name="P42" style:family="paragraph" style:parent-style-name="Heading_20_1">
      <style:paragraph-properties fo:break-before="page"/>
      <style:text-properties fo:language="lt" fo:country="LT" officeooo:rsid="001b1d03" officeooo:paragraph-rsid="001b1d03"/>
    </style:style>
    <style:style style:name="P43" style:family="paragraph" style:parent-style-name="Heading_20_1">
      <style:paragraph-properties fo:break-before="page"/>
      <style:text-properties officeooo:rsid="0019b055" officeooo:paragraph-rsid="0019b055"/>
    </style:style>
    <style:style style:name="P44" style:family="paragraph" style:parent-style-name="Contents_20_Heading">
      <style:paragraph-properties fo:break-before="page"/>
    </style:style>
    <style:style style:name="P45" style:family="paragraph" style:parent-style-name="Heading_20_2">
      <style:text-properties fo:language="lt" fo:country="LT" officeooo:rsid="000b85ec" officeooo:paragraph-rsid="000b85ec"/>
    </style:style>
    <style:style style:name="P46" style:family="paragraph" style:parent-style-name="Heading_20_2">
      <style:text-properties fo:language="lt" fo:country="LT" officeooo:rsid="000baeaf" officeooo:paragraph-rsid="000baeaf"/>
    </style:style>
    <style:style style:name="P47" style:family="paragraph" style:parent-style-name="Heading_20_2">
      <style:text-properties fo:language="lt" fo:country="LT" officeooo:rsid="000d1261" officeooo:paragraph-rsid="000d1261"/>
    </style:style>
    <style:style style:name="P48" style:family="paragraph" style:parent-style-name="Heading_20_2">
      <style:text-properties fo:language="lt" fo:country="LT" officeooo:rsid="001000a8" officeooo:paragraph-rsid="001000a8"/>
    </style:style>
    <style:style style:name="P49" style:family="paragraph" style:parent-style-name="Heading_20_2">
      <style:text-properties fo:language="lt" fo:country="LT" officeooo:rsid="001b1d03" officeooo:paragraph-rsid="001b1d03"/>
    </style:style>
    <style:style style:name="P50" style:family="paragraph" style:parent-style-name="Heading_20_2">
      <style:text-properties fo:language="lt" fo:country="LT" officeooo:rsid="001b8d72" officeooo:paragraph-rsid="001b8d72"/>
    </style:style>
    <style:style style:name="P51" style:family="paragraph" style:parent-style-name="Heading_20_2">
      <style:text-properties fo:language="lt" fo:country="LT" officeooo:rsid="002001cb" officeooo:paragraph-rsid="002001cb"/>
    </style:style>
    <style:style style:name="P52" style:family="paragraph" style:parent-style-name="Heading_20_2">
      <style:text-properties officeooo:paragraph-rsid="001b1d03"/>
    </style:style>
    <style:style style:name="P53" style:family="paragraph" style:parent-style-name="Heading_20_2">
      <style:paragraph-properties fo:break-before="page"/>
      <style:text-properties fo:language="lt" fo:country="LT" officeooo:rsid="000d41d8" officeooo:paragraph-rsid="000d41d8"/>
    </style:style>
    <style:style style:name="T1" style:family="text">
      <style:text-properties fo:language="lt" fo:country="LT"/>
    </style:style>
    <style:style style:name="T2" style:family="text">
      <style:text-properties fo:language="lt" fo:country="LT" officeooo:rsid="000d41d8"/>
    </style:style>
    <style:style style:name="T3" style:family="text">
      <style:text-properties fo:language="lt" fo:country="LT" fo:font-style="italic" style:font-style-asian="italic" style:font-style-complex="italic"/>
    </style:style>
    <style:style style:name="T4" style:family="text">
      <style:text-properties fo:language="lt" fo:country="LT" fo:font-style="normal" style:font-style-asian="normal" style:font-style-complex="normal"/>
    </style:style>
    <style:style style:name="T5" style:family="text">
      <style:text-properties fo:language="lt" fo:country="LT" fo:font-weight="bold" style:font-weight-asian="bold" style:font-weight-complex="bold"/>
    </style:style>
    <style:style style:name="T6" style:family="text">
      <style:text-properties fo:language="lt" fo:country="LT" officeooo:rsid="0017e9b9"/>
    </style:style>
    <style:style style:name="T7" style:family="text">
      <style:text-properties fo:language="lt" fo:country="LT" officeooo:rsid="001b1d03"/>
    </style:style>
    <style:style style:name="T8" style:family="text">
      <style:text-properties fo:language="lt" fo:country="LT" officeooo:rsid="002001cb"/>
    </style:style>
    <style:style style:name="T9" style:family="text">
      <style:text-properties officeooo:rsid="000baeaf"/>
    </style:style>
    <style:style style:name="T10" style:family="text">
      <style:text-properties fo:language="en" fo:country="US"/>
    </style:style>
    <style:style style:name="T11" style:family="text">
      <style:text-properties fo:language="en" fo:country="US" officeooo:rsid="000e7140"/>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dc97e"/>
    </style:style>
    <style:style style:name="T14" style:family="text">
      <style:text-properties fo:language="en" fo:country="US" officeooo:rsid="001fb7f5"/>
    </style:style>
    <style:style style:name="T15" style:family="text">
      <style:text-properties fo:language="en" fo:country="US" officeooo:rsid="002a6a11"/>
    </style:style>
    <style:style style:name="T16" style:family="text">
      <style:text-properties officeooo:rsid="000d1261"/>
    </style:style>
    <style:style style:name="T17" style:family="text">
      <style:text-properties officeooo:rsid="000d41d8"/>
    </style:style>
    <style:style style:name="T18" style:family="text">
      <style:text-properties officeooo:rsid="000eea41"/>
    </style:style>
    <style:style style:name="T19" style:family="text">
      <style:text-properties fo:font-style="normal" style:font-style-asian="normal" style:font-style-complex="normal"/>
    </style:style>
    <style:style style:name="T20" style:family="text">
      <style:text-properties fo:font-style="normal" officeooo:rsid="0014a032" style:font-style-asian="normal" style:font-style-complex="normal"/>
    </style:style>
    <style:style style:name="T21" style:family="text">
      <style:text-properties officeooo:rsid="0017e9b9"/>
    </style:style>
    <style:style style:name="T22" style:family="text">
      <style:text-properties officeooo:rsid="0019b055"/>
    </style:style>
    <style:style style:name="T23" style:family="text">
      <style:text-properties officeooo:rsid="001b1d03"/>
    </style:style>
    <style:style style:name="T24" style:family="text">
      <style:text-properties fo:font-style="italic" style:text-underline-style="none" style:font-style-asian="italic" style:font-style-complex="italic"/>
    </style:style>
    <style:style style:name="T25" style:family="text">
      <style:text-properties officeooo:rsid="0020ae02"/>
    </style:style>
    <style:style style:name="T26" style:family="text">
      <style:text-properties officeooo:rsid="0022a5e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VILNIAUS UNIVERSITETAS</text:p>
      <text:p text:style-name="P3">INFORMATIKOS KATEDRA</text:p>
      <text:p text:style-name="P3"/>
      <text:p text:style-name="P4"/>
      <text:p text:style-name="P4"/>
      <text:p text:style-name="P4">Ilgiausias kelias</text:p>
      <text:p text:style-name="Subtitle">Longest path</text:p>
      <text:p text:style-name="Text_20_body"/>
      <text:p text:style-name="P2"/>
      <text:p text:style-name="P3">Uždavinio sprendimai naudojant euristikas</text:p>
      <text:p text:style-name="Text_20_body"/>
      <text:p text:style-name="P1"/>
      <text:p text:style-name="P1">Laimonas Beniu<text:span text:style-name="T1">šis</text:span></text:p>
      <text:p text:style-name="P1"><text:span text:style-name="T1">Magistr</text:span><text:span text:style-name="T6">o</text:span><text:span text:style-name="T1"> 1 k. Informatika 1</text:span></text:p>
      <text:p text:style-name="P15"/>
      <text:p text:style-name="P15"/>
      <text:p text:style-name="P15"/>
      <text:p text:style-name="P15"/>
      <text:p text:style-name="P15"/>
      <text:p text:style-name="P15"/>
      <text:p text:style-name="P15"/>
      <text:p text:style-name="P15"/>
      <text:p text:style-name="P15"/>
      <text:p text:style-name="P3">2018</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urinys</text:p>
          </text:index-title>
          <text:p text:style-name="P17"><text:a xlink:type="simple" xlink:href="#__RefHeading___Toc380_522944055" text:style-name="Index_20_Link" text:visited-style-name="Index_20_Link">1 Grafo formatas<text:tab/>3</text:a></text:p>
          <text:p text:style-name="P17"><text:a xlink:type="simple" xlink:href="#__RefHeading___Toc209_832589657" text:style-name="Index_20_Link" text:visited-style-name="Index_20_Link">2 Genetinis algoritmas<text:tab/>3</text:a></text:p>
          <text:p text:style-name="P39"><text:a xlink:type="simple" xlink:href="#__RefHeading___Toc214_832589657" text:style-name="Index_20_Link" text:visited-style-name="Index_20_Link">2.1 Genetinis kodavimas<text:tab/>3</text:a></text:p>
          <text:p text:style-name="P39"><text:a xlink:type="simple" xlink:href="#__RefHeading___Toc216_832589657" text:style-name="Index_20_Link" text:visited-style-name="Index_20_Link">2.2 Pradinė populiacija<text:tab/>3</text:a></text:p>
          <text:p text:style-name="P39"><text:a xlink:type="simple" xlink:href="#__RefHeading___Toc218_832589657" text:style-name="Index_20_Link" text:visited-style-name="Index_20_Link">2.3 Mutacijos<text:tab/>3</text:a></text:p>
          <text:p text:style-name="P39"><text:a xlink:type="simple" xlink:href="#__RefHeading___Toc220_832589657" text:style-name="Index_20_Link" text:visited-style-name="Index_20_Link">2.4 Kryžminimas<text:tab/>4</text:a></text:p>
          <text:p text:style-name="P39"><text:a xlink:type="simple" xlink:href="#__RefHeading___Toc222_832589657" text:style-name="Index_20_Link" text:visited-style-name="Index_20_Link">2.5 Panašumas<text:tab/>4</text:a></text:p>
          <text:p text:style-name="P17"><text:a xlink:type="simple" xlink:href="#__RefHeading___Toc382_522944055" text:style-name="Index_20_Link" text:visited-style-name="Index_20_Link">3 Skruzdžių kolonija (Ant Colony System)<text:tab/>5</text:a></text:p>
          <text:p text:style-name="P39"><text:a xlink:type="simple" xlink:href="#__RefHeading___Toc384_522944055" text:style-name="Index_20_Link" text:visited-style-name="Index_20_Link">3.1 Komponentai su feromonais<text:tab/>5</text:a></text:p>
          <text:p text:style-name="P39"><text:a xlink:type="simple" xlink:href="#__RefHeading___Toc386_522944055" text:style-name="Index_20_Link" text:visited-style-name="Index_20_Link">3.2 Euristika pradiniam sprendiniui<text:tab/>5</text:a></text:p>
          <text:p text:style-name="P39"><text:a xlink:type="simple" xlink:href="#__RefHeading___Toc388_522944055" text:style-name="Index_20_Link" text:visited-style-name="Index_20_Link">3.3 Feromoninis lankų pasirinkimas<text:tab/>5</text:a></text:p>
          <text:p text:style-name="P39"><text:a xlink:type="simple" xlink:href="#__RefHeading___Toc390_522944055" text:style-name="Index_20_Link" text:visited-style-name="Index_20_Link">3.4 Sprendimų formavimas<text:tab/>5</text:a></text:p>
        </text:index-body>
      </text:table-of-content>
      <text:p text:style-name="P15"/>
      <text:h text:style-name="P42" text:outline-level="1"><text:bookmark-start text:name="__RefHeading___Toc380_522944055"/>Grafo formatas<text:bookmark-end text:name="__RefHeading___Toc380_522944055"/></text:h>
      <text:list xml:id="list3294940013" text:style-name="L5">
        <text:list-item>
          <text:p text:style-name="P40"><text:span text:style-name="T23">J</text:span>ungus</text:p>
        </text:list-item>
        <text:list-item>
          <text:p text:style-name="P19"><text:span text:style-name="T23">Visi lankai yra asociatyvūs. T.y. A→ B <text:s/>yra tas pats kaip B → A </text:span></text:p>
        </text:list-item>
        <text:list-item>
          <text:p text:style-name="P25">Lankai turi svorį teigiamą (daugiau negu 0) reikšmę</text:p>
        </text:list-item>
      </text:list>
      <text:h text:style-name="P41" text:outline-level="1"><text:bookmark-start text:name="__RefHeading___Toc209_832589657"/>Genetinis algoritmas<text:bookmark-end text:name="__RefHeading___Toc209_832589657"/></text:h>
      <text:p text:style-name="P6">Algoritmas simuluoja evoliucijoje gamtoje. Pagrindin<text:span text:style-name="T9">iai jo bruožai:</text:span></text:p>
      <text:list xml:id="list2032877109" text:style-name="L1">
        <text:list-item>
          <text:p text:style-name="P37">Atsitiktinės mutacijos</text:p>
        </text:list-item>
        <text:list-item>
          <text:p text:style-name="P37">Kryžminimas</text:p>
        </text:list-item>
        <text:list-item>
          <text:p text:style-name="P38">Paprastai paralelizuojamas</text:p>
        </text:list-item>
      </text:list>
      <text:h text:style-name="P45" text:outline-level="2"><text:bookmark-start text:name="__RefHeading___Toc214_832589657"/>Genetinis kodavimas<text:bookmark-end text:name="__RefHeading___Toc214_832589657"/></text:h>
      <text:p text:style-name="Paragraph">Grafo viršūnės yra numeruojamos [0..N-1], kur N yra viršūnių kiekis. Agentas, dalyvaujantis evoliucijoje turi tam tikrą kelią, kuris yra<text:span text:style-name="T10"> </text:span>baigtinis ir iš unikalių viršūnių pvz.: [<text:span text:style-name="T10">3, 0, 5, 2]. </text:span>Šis kelias ir yra naudojamas agentų kodavimui.</text:p>
      <text:h text:style-name="P46" text:outline-level="2"><text:bookmark-start text:name="__RefHeading___Toc216_832589657"/>Pradinė populiacija<text:bookmark-end text:name="__RefHeading___Toc216_832589657"/></text:h>
      <text:p text:style-name="P7">Geriems rezultatams pasiekti yra svarbi pradinė agentų populiacija. B<text:span text:style-name="T16">uvo</text:span> naudotas toks kelio grafo viršūnių surinkimo algroritmas:</text:p>
      <text:list xml:id="list914632966" text:style-name="L2">
        <text:list-item>
          <text:p text:style-name="P18">Pradėti pildyti kelią P</text:p>
        </text:list-item>
        <text:list-item>
          <text:p text:style-name="P20">Pasirinkti atsitiktinė viršūnę V</text:p>
        </text:list-item>
        <text:list-item>
          <text:p text:style-name="P18">Gauti išeinančių iš V viršūnių sąrašą <text:span text:style-name="T21">S </text:span>be tų, kurios jau yra kelyje P</text:p>
        </text:list-item>
        <text:list-item>
          <text:p text:style-name="P18">Jeigu <text:span text:style-name="T21">S</text:span> tusčias, grįžti į <text:span text:style-name="T21">P pradinę viršūnę</text:span> ir pradėti analogiškai rinkti viršūnes į kitą galą, kol <text:span text:style-name="T21">S</text:span> nėra tu<text:span text:style-name="T21">š</text:span>čias, tada ba<text:span text:style-name="T21">i</text:span>gti</text:p>
        </text:list-item>
        <text:list-item>
          <text:p text:style-name="P18">Jegu <text:span text:style-name="T21">S</text:span> nėra tu<text:span text:style-name="T21">š</text:span>čias</text:p>
          <text:list>
            <text:list-item>
              <text:p text:style-name="P20">Pasirinkti iš V išeinanč<text:span text:style-name="T16">ių viršūnių</text:span> viršūnę W <text:span text:style-name="T16">(</text:span>pagal santykinės ruletės tasyklę<text:span text:style-name="T22">)</text:span>:</text:p>
              <text:list>
                <text:list-item>
                  <text:p text:style-name="P18">Kuo didesnis išeinamasis laipsnis viršūnės W, tuo daugiau „bilietų“ ji turi.</text:p>
                </text:list-item>
                <text:list-item>
                  <text:p text:style-name="P18">Surinkti visus „bilietus“ į sąrašą ir <text:span text:style-name="T21">atsitiktinai</text:span> pasirinkti vieną iš jo.</text:p>
                </text:list-item>
                <text:list-item>
                  <text:p text:style-name="P21">Pridėti pasiriktą viršūnę W į sąrašą.</text:p>
                </text:list-item>
                <text:list-item>
                  <text:p text:style-name="P18">Pereiti į žingsnį 3.</text:p>
                </text:list-item>
              </text:list>
            </text:list-item>
          </text:list>
        </text:list-item>
      </text:list>
      <text:p text:style-name="P8"/>
      <text:p text:style-name="P8">Tokiu būdu gauta pradinė populiacija jau turi neblogus ilgiausių kelių variantus.</text:p>
      <text:p text:style-name="P8"/>
      <text:h text:style-name="P47" text:outline-level="2"><text:bookmark-start text:name="__RefHeading___Toc218_832589657"/>Mutacijos<text:bookmark-end text:name="__RefHeading___Toc218_832589657"/></text:h>
      <text:p text:style-name="P12">Genetinės mutacijos buvo atliekamos analogiškai kaip ir pradinės populiacijos sudarymas. Šiuo atveju buvo pasirenkama atsitiktinė viršūnė esmame kelyje, kuri bus naudojama kaip atkirtos taškas. Tada atsitiktinai pasirenkama kurią pusę pašalinti (kairę/dešinę). Tada nuo tos viršūnės, tokiu pat algoritmu (santykinė ruletė pagal išeinamą viršūnės laipsnį) <text:span text:style-name="T21">papildomas esamas</text:span> kelias. </text:p>
      <text:h text:style-name="P53" text:outline-level="2"><text:bookmark-start text:name="__RefHeading___Toc220_832589657"/>Kryžminimas<text:bookmark-end text:name="__RefHeading___Toc220_832589657"/></text:h>
      <text:p text:style-name="P13"><text:span text:style-name="T17">Kryžminimas yra vienas iš esminių genetiniu algoritmo savybių. </text:span><text:span text:style-name="T2">Kryžminimo algoritmas:</text:span></text:p>
      <text:list xml:id="list2548226798" text:style-name="L3">
        <text:list-item>
          <text:list>
            <text:list-item>
              <text:p text:style-name="P22">Pasirinkti 2 tėvus, kurie bus naudojami kryžminmui</text:p>
            </text:list-item>
            <text:list-item>
              <text:p text:style-name="P22">Surinkti į sąrašą S visus lankus, kurie jungia abu tėvus</text:p>
            </text:list-item>
            <text:list-item>
              <text:p text:style-name="P22">Išfiltruoti analogiškus lankus (A→ B yra tas pats kas B → A)</text:p>
            </text:list-item>
            <text:list-item>
              <text:p text:style-name="P23">Išfiltruoti lankus, kurių abi viršūnės yra abiejuose tėvuose (neįmanoma sudaryti naujų kelių aplankant viršūnes tik vieną kartą)</text:p>
            </text:list-item>
            <text:list-item>
              <text:p text:style-name="P23">Jeigu lankų sąrašas nėra tuščias:</text:p>
              <text:list>
                <text:list-item>
                  <text:p text:style-name="P23">Pasirinkti atsitinktinį „tiltą“ kuris sujungia abu tėvus</text:p>
                </text:list-item>
                <text:list-item>
                  <text:p text:style-name="P23">Audaryti 4 naujus sub-kelius pagal „tilto“ viršūnes, kurios atkerta tėvų kelius</text:p>
                </text:list-item>
                <text:list-item>
                  <text:p text:style-name="P23">Apjungti naujus sub-kelius į 4 naujus agentus</text:p>
                </text:list-item>
                <text:list-item>
                  <text:p text:style-name="P23">išfiltruoti nevalidžius agentus</text:p>
                </text:list-item>
              </text:list>
            </text:list-item>
          </text:list>
        </text:list-item>
      </text:list>
      <text:p text:style-name="P9"/>
      <text:p text:style-name="P9">Kryžminim<text:span text:style-name="T18">as, kada visi vaikai yra validūs</text:span><text:span text:style-name="T10">.:</text:span></text:p>
      <text:p text:style-name="P11">Tėvai: <text:tab/><text:span text:style-name="T11">[5, 1, 9, 6, 3] X [2, 4, 7, 0, </text:span>8<text:span text:style-name="T11">]</text:span></text:p>
      <text:p text:style-name="P31">„Tiltas“ šiuo atveju yra <text:tab/>[1, 7]</text:p>
      <text:p text:style-name="P9">Sub-keliai:</text:p>
      <text:p text:style-name="P9">[5], [9, 6, 3], [2, 4], [0, <text:span text:style-name="T18">8</text:span>]</text:p>
      <text:p text:style-name="P9">Gaunami <text:span text:style-name="T18">visi validūs </text:span>vaikai:</text:p>
      <text:p text:style-name="P9">[5, 1, 7, 0, <text:span text:style-name="T18">8</text:span>]</text:p>
      <text:p text:style-name="P9">[5, 1, 7, 4, 2]</text:p>
      <text:p text:style-name="P9">[3, 6, 9, 1, 7, 0, <text:span text:style-name="T18">8</text:span>]</text:p>
      <text:p text:style-name="P9">[3, 6, 9, 1, 7, 4, 2]</text:p>
      <text:p text:style-name="P9"/>
      <text:p text:style-name="P11">Analogiškas pavyzdys, kada ne visi vaikai yra validūs:</text:p>
      <text:p text:style-name="P11">Tėvai: <text:tab/><text:span text:style-name="T11">[5, 1, 9, 6, 3] X [</text:span>1, <text:span text:style-name="T11">2, 4, 7, 0, </text:span>8<text:span text:style-name="T11">]</text:span></text:p>
      <text:p text:style-name="P31">„Tiltas“ šiuo atveju yra <text:tab/>[1, 7]</text:p>
      <text:p text:style-name="P10">Sub-keliai:</text:p>
      <text:p text:style-name="P10">[5], [9, 6, 3], [<text:span text:style-name="T18">1, </text:span>2, 4], [0, <text:span text:style-name="T18">8</text:span>]</text:p>
      <text:p text:style-name="P10">Gaunami <text:span text:style-name="T18">nevisi validūs </text:span>vaikai:</text:p>
      <text:p text:style-name="P10">[5, 1, 7, 0, <text:span text:style-name="T18">8</text:span>] <text:span text:style-name="T18">(validus)</text:span></text:p>
      <text:p text:style-name="P10">[5, 1, 7, 4, 2, <text:span text:style-name="T18">1</text:span>] <text:span text:style-name="T18">(nevalidus, kartojasi 1)</text:span></text:p>
      <text:p text:style-name="P10">[3, 6, 9, 1, 7, 0, <text:span text:style-name="T18">8</text:span>] <text:span text:style-name="T18">(validus)</text:span></text:p>
      <text:p text:style-name="P10">[3, 6, 9, 1, 7, 4, 2, <text:span text:style-name="T18">1</text:span>] <text:span text:style-name="T18">(nevalidus, kartojasi 1)</text:span></text:p>
      <text:h text:style-name="P48" text:outline-level="2"><text:bookmark-start text:name="__RefHeading___Toc222_832589657"/>Panašumas<text:bookmark-end text:name="__RefHeading___Toc222_832589657"/></text:h>
      <text:p text:style-name="P14">Buvo panaudotas panašių agentų grupavimas į rases, norint samažinti nevalidžių kryžminimų skaičių. <text:span text:style-name="T1">Dviejų agentų </text:span><text:span text:style-name="T5">nepanašumas</text:span><text:span text:style-name="T1"> skaičiuojamas taip:</text:span></text:p>
      <text:p text:style-name="P14"><text:span text:style-name="T1"><draw:frame draw:style-name="fr1" draw:name="Object1" text:anchor-type="as-char" svg:y="-0.619cm" svg:width="1.651cm" svg:height="0.998cm" draw:z-index="0"><draw:object xlink:href="./Object 1" xlink:type="simple" xlink:show="embed" xlink:actuate="onLoad"/><draw:image xlink:href="./ObjectReplacements/Object 1" xlink:type="simple" xlink:show="embed" xlink:actuate="onLoad"/></draw:frame></text:span><text:span text:style-name="T1">kur </text:span><text:span text:style-name="T3">Total</text:span><text:span text:style-name="T4"> yra bendras viršūnių kiekis, </text:span><text:span text:style-name="T12">Inter</text:span><text:span text:style-name="T3"> </text:span><text:span text:style-name="T4">yra bendrų viršūnių kiekis.</text:span></text:p>
      <text:p text:style-name="P24"><text:span text:style-name="T19">Panašių agentų šios funkcijos įvertis yra mažesnis negu labiau skirtingų. Algoritmas turi panašumo slenkstį, kuris kintą pagal esamą rasių kiekį. T.y. norint sumažinti/</text:span><text:span text:style-name="T20">padidinti</text:span><text:span text:style-name="T19"> rasių kiekį panašumo slenkstis yra didinamas/</text:span><text:span text:style-name="T20">mažinamas.</text:span><text:span text:style-name="T19"> Tokiu būdų rasė priims daugiau agentų, kurie mažiau panašūs į tos rasės atstovą.</text:span></text:p>
      <text:h text:style-name="P43" text:outline-level="1"><text:bookmark-start text:name="__RefHeading___Toc382_522944055"/><text:span text:style-name="T1">Skruzdžių kolonij</text:span><text:span text:style-name="T14">a</text:span><text:span text:style-name="T1"> </text:span><text:span text:style-name="T13">(Ant Colony System)</text:span><text:bookmark-end text:name="__RefHeading___Toc382_522944055"/></text:h>
      <text:p text:style-name="P32">Algoritmas simuluoja skurzdžių veiklą gamtoje. Pagrindiniai bruožai:</text:p>
      <text:list xml:id="list4085601920" text:style-name="L4">
        <text:list-item>
          <text:p text:style-name="P33">Popūliariūs sprendimų komponentai yra pasirenkami dažniau <text:span text:style-name="T8">naujų sprendimų formavime </text:span>, ką nuliamia feromonai</text:p>
        </text:list-item>
        <text:list-item>
          <text:p text:style-name="P30">Lengvai paralelizuojamas</text:p>
        </text:list-item>
      </text:list>
      <text:p text:style-name="P32"/>
      <text:h text:style-name="P49" text:outline-level="2"><text:bookmark-start text:name="__RefHeading___Toc384_522944055"/>Komponentai su fer<text:span text:style-name="T15">o</text:span>monais<text:bookmark-end text:name="__RefHeading___Toc384_522944055"/></text:h>
      <text:p text:style-name="P34">Buvo galima saugoti fer<text:span text:style-name="T15">o</text:span>monų kiekį viršūnėse, tačiau, atsižvelgiant į grafo formatą, feromoniniais komponentais buvo laikomi lankai. Kadangi lankai yra asociatyvūs, tai ta pati reikšmė buvo naudojama, neatsižvelgiant į kurią pusę tuo lanku yra einama.</text:p>
      <text:p text:style-name="P34"/>
      <text:h text:style-name="P50" text:outline-level="2"><text:bookmark-start text:name="__RefHeading___Toc386_522944055"/><text:span text:style-name="T25">E</text:span>uristika <text:span text:style-name="T26">pradiniam sprendiniui</text:span><text:bookmark-end text:name="__RefHeading___Toc386_522944055"/></text:h>
      <text:p text:style-name="P35">Naudota godi euristika yra atsitiktinis lanko pasirinkimas pagal tai, kokio laipsnio yra viršūnė kito lanko pusėje. Analogiškai kaip genetiniame algortime sudarant pradinę populiaciją.</text:p>
      <text:h text:style-name="P52" text:outline-level="2"><text:bookmark-start text:name="__RefHeading___Toc388_522944055"/><text:span text:style-name="T7">Feromoninis lankų pasirinkimas</text:span><text:bookmark-end text:name="__RefHeading___Toc388_522944055"/></text:h>
      <text:p text:style-name="P34">Algoritmo visa esmė yra ilgiausių kelių sudaryme. </text:p>
      <text:p text:style-name="P26">Naudotos 2 euristikos (abit atsitiktinai):</text:p>
      <text:list xml:id="list394196076" text:style-name="L6">
        <text:list-item>
          <text:p text:style-name="P27">Pagal lanko kito galo vršūniės laipsnį</text:p>
        </text:list-item>
        <text:list-item>
          <text:p text:style-name="P27">Pagal lanko reikšmę</text:p>
        </text:list-item>
      </text:list>
      <text:p text:style-name="P26">Algoritmas turi kažkokį (nustatomą) šansą naudoti godžią euristiką. Jeigu naudojama godi euristika, dar turi kažkokį (nustatomą) šansą pasirinkti iš tų dviejų.</text:p>
      <text:p text:style-name="P28">Lanko pasirinkimo skačiavimas:</text:p>
      <text:list xml:id="list705951895" text:style-name="L7">
        <text:list-item>
          <text:p text:style-name="P29">Sudaromas lankų sąrašas iš esamos viršūnės, kurie dar nėra pasirinkti.</text:p>
        </text:list-item>
        <text:list-item>
          <text:p text:style-name="P29">Kiekvienas lankas gauną savo pradinį šansą iš feromonų saugyklos.</text:p>
        </text:list-item>
        <text:list-item>
          <text:p text:style-name="P29">Jeigu yra naudojama godi strategija, tas šansas yra modifikuojamas:</text:p>
          <text:list>
            <text:list-item>
              <text:p text:style-name="P29">Pagal laipsnį: pradinis šansas yra dauginama iš viršūnės laipsnio kitame lako gale</text:p>
            </text:list-item>
            <text:list-item>
              <text:p text:style-name="P29">Pagal reikšmę: pridedama lanko reikšmė prie pradinio šanso</text:p>
            </text:list-item>
          </text:list>
        </text:list-item>
      </text:list>
      <text:h text:style-name="P51" text:outline-level="2"><text:bookmark-start text:name="__RefHeading___Toc390_522944055"/>Sprendimų formavimas<text:bookmark-end text:name="__RefHeading___Toc390_522944055"/></text:h>
      <text:p text:style-name="P36">Sprendimai yra formuojami analogiškai kaip ir gentiniame algoritme. Pradedama nuo atsitiktinos viršūnės, klijuojamos viršūnės pagal tam tikrą lankų pasirinkimo strategiją (šiuo atveju - <text:span text:style-name="T24">Feromoninis lankų pasirinkimas</text:span>). Kada nebegalima klijuoti viršūnių, grįžtame į pradinę ir analogiškai klijuojame į sprendimo kitą galą, kol nebegal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ragraph" style:family="paragraph" style:parent-style-name="Standard">
      <style:paragraph-properties fo:margin-left="0cm" fo:margin-right="0cm" fo:text-indent="1.499cm" style:auto-text-indent="false"/>
      <style:text-properties fo:language="lt" fo:country="LT" officeooo:rsid="000baea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9:33:58.120000000</meta:creation-date>
    <dc:date>2018-10-26T11:27:41.838000000</dc:date>
    <meta:editing-duration>PT44M15S</meta:editing-duration>
    <meta:editing-cycles>18</meta:editing-cycles>
    <meta:generator>LibreOffice/6.0.5.2$Windows_X86_64 LibreOffice_project/54c8cbb85f300ac59db32fe8a675ff7683cd5a16</meta:generator>
    <meta:document-statistic meta:table-count="0" meta:image-count="0" meta:object-count="1" meta:page-count="5" meta:paragraph-count="104" meta:word-count="890" meta:character-count="5860" meta:non-whitespace-character-count="5111"/>
  </office:meta>
</office:document-meta>
</file>

<file path=Object 1/content.xml><?xml version="1.0" encoding="utf-8"?>
<math xmlns="http://www.w3.org/1998/Math/MathML" display="block">
  <semantics>
    <mfrac>
      <mi mathvariant="italic">Total</mi>
      <mrow>
        <mi mathvariant="italic">Inter</mi>
        <mo stretchy="false">+</mo>
        <mn>1</mn>
      </mrow>
    </mfrac>
    <annotation encoding="StarMath 5.0">{Total} over {Inter + 1}</annotation>
  </semantics>
</math>
</file>